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0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2cm" svg:height="18.763cm" svg:x="3.5cm" svg:y="1.5cm">
          <draw:text-box>
            <text:p>senior high<text:tab/><text:tab/>高中</text:p>
            <text:p/>
            <text:p>erase<text:tab/><text:tab/><text:tab/>v.擦除</text:p>
            <text:p/>
            <text:p>school building</text:p>
            <text:p/>
            <text:p>dining room<text:tab/><text:tab/>餐厅</text:p>
            <text:p/>
            <text:p>impolite <text:s text:c="15"/>没礼貌的</text:p>
            <text:p/>
            <text:p>unimportant <text:s text:c="8"/>不重要的</text:p>
            <text:p/>
            <text:p>no pain, no gain <text:s text:c="3"/>不劳无获</text:p>
            <text:p/>
            <text:p>rock and roll <text:s text:c="9"/>摇滚乐</text:p>
            <text:p/>
            <text:p>practice makes perfect <text:s text:c="4"/>熟能生巧</text:p>
            <text:p><text:tab/></text:p>
            <text:p>ski <text:s text:c="25"/>滑雪</text:p>
            <text:p/>
            <text:p>soccer<text:tab/><text:tab/><text:tab/>足球（美语）</text:p>
            <text:p/>
            <text:p>badminton<text:tab/><text:tab/>羽毛球</text:p>
            <text:p/>
            <text:p>touching，touched</text:p>
            <text:p>interesting， intereste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8.635cm" svg:height="8.795cm" svg:x="4.5cm" svg:y="2.5cm">
          <draw:text-box>
            <text:p>pull/push<text:tab/><text:tab/><text:tab/></text:p>
            <text:p/>
            <text:p>It matters.<text:tab/><text:tab/>这很重要</text:p>
            <text:p/>
            <text:p>My treat<text:tab/><text:tab/><text:tab/>我请客</text:p>
            <text:p/>
            <text:p>Thanksgiving<text:tab/><text:tab/>感恩节</text:p>
            <text:p>Easter<text:tab/><text:tab/><text:tab/>复活节</text:p>
            <text:p>Good Friday<text:tab/><text:tab/>耶稣受难日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M52S</meta:editing-duration>
    <meta:editing-cycles>8</meta:editing-cycles>
    <meta:generator>OpenOffice/4.1.11$Win32 OpenOffice.org_project/4111m1$Build-9808</meta:generator>
    <dc:date>2025-01-25T22:28:24.31</dc:date>
    <meta:document-statistic meta:object-count="27"/>
  </office:meta>
</office:document-meta>
</file>